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DejaVu Serif" svg:font-family="'DejaVu Serif', Georgia, 'Times New Roman', Times, serif"/>
    <style:font-face style:name="Tahoma" svg:font-family="Tahoma, Verdan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f368" officeooo:paragraph-rsid="0003f368"/>
    </style:style>
    <style:style style:name="P2" style:family="paragraph" style:parent-style-name="Standard">
      <style:text-properties officeooo:rsid="0003f368" officeooo:paragraph-rsid="00056f0d"/>
    </style:style>
    <style:style style:name="P3" style:family="paragraph" style:parent-style-name="Standard">
      <style:text-properties officeooo:rsid="00056f0d" officeooo:paragraph-rsid="00056f0d"/>
    </style:style>
    <style:style style:name="P4" style:family="paragraph" style:parent-style-name="Standard">
      <style:text-properties fo:font-weight="bold" officeooo:rsid="0003f368" officeooo:paragraph-rsid="00056f0d" style:font-weight-asian="bold" style:font-weight-complex="bold"/>
    </style:style>
    <style:style style:name="P5" style:family="paragraph" style:parent-style-name="Standard">
      <style:text-properties fo:font-weight="bold" officeooo:rsid="00056f0d" officeooo:paragraph-rsid="00056f0d" style:font-weight-asian="bold" style:font-weight-complex="bold"/>
    </style:style>
    <style:style style:name="P6" style:family="paragraph" style:parent-style-name="Standard">
      <style:text-properties style:text-position="0% 100%" officeooo:rsid="00056f0d" officeooo:paragraph-rsid="00056f0d"/>
    </style:style>
    <style:style style:name="P7" style:family="paragraph" style:parent-style-name="Standard">
      <style:text-properties style:text-position="0% 100%" fo:font-weight="bold" officeooo:rsid="00056f0d" officeooo:paragraph-rsid="00056f0d" style:font-weight-asian="bold" style:font-weight-complex="bold"/>
    </style:style>
    <style:style style:name="P8" style:family="paragraph" style:parent-style-name="Standard">
      <style:text-properties style:text-position="0% 100%" fo:font-weight="normal" officeooo:rsid="00056f0d" officeooo:paragraph-rsid="00056f0d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Tahoma" fo:font-size="7.19999980926514pt" fo:letter-spacing="normal" fo:font-style="normal" fo:font-weight="normal"/>
    </style:style>
    <style:style style:name="T4" style:family="text">
      <style:text-properties fo:font-variant="normal" fo:text-transform="none" fo:color="#333333" style:font-name="Tahoma" fo:font-size="7.19999980926514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ession pode ser utilizada para criar áreas restritas de um site que podem ser acessadas pela sessão de um usuário, também é possível definir um tempo para que a sessão fique ative no navegador do usuário autenticado. <text:span text:style-name="T1">[1]</text:span></text:p>
      <text:p text:style-name="P1"/>
      <text:p text:style-name="P1">Para criar uma sessão usa-se o método getSession();</text:p>
      <text:p text:style-name="P1"/>
      <text:p text:style-name="P4">getSession():</text:p>
      <text:p text:style-name="P4"/>
      <text:p text:style-name="P2">Retorna a sessão atual associada a essa solicitação, ou se a solicitação não tiver uma sessão, cria uma. <text:span text:style-name="T1">[2]</text:span></text:p>
      <text:p text:style-name="P1"/>
      <text:p text:style-name="P5">getSession(boolean create):</text:p>
      <text:p text:style-name="P5"/>
      <text:p text:style-name="P3">Retorna a HttpSession atual associada a essa solicitação ou, se não há uma sessão atual e a criação for verdadeira, retorna uma nova sessão. <text:span text:style-name="T1">[2]</text:span></text:p>
      <text:p text:style-name="P3"><text:span text:style-name="T1"/></text:p>
      <text:p text:style-name="P7">setAttribute():</text:p>
      <text:p text:style-name="P7"><text:span text:style-name="T6">Vincula um objeto para esta sessão, usando um nome especificado. Se um objeto do mesmo nome já está ligado à sessão, o objeto é substituído.</text:span> <text:span text:style-name="T2">[3]</text:span></text:p>
      <text:p text:style-name="P6"/>
      <text:p text:style-name="P6">No site da referência 1 há exemplos de códigos com login e sair.</text:p>
      <text:p text:style-name="P8"/>
      <text:p text:style-name="P3"><text:span text:style-name="T1"/></text:p>
      <text:p text:style-name="P1">[1] <text:a xlink:type="simple" xlink:href="https://desenvolvimentoaberto.org/2014/11/26/session-login-logout-timeout-java/" text:style-name="Internet_20_link" text:visited-style-name="Visited_20_Internet_20_Link">https://desenvolvimentoaberto.org/2014/11/26/session-login-logout-timeout-java/</text:a></text:p>
      <text:p text:style-name="P3">[2] <text:a xlink:type="simple" xlink:href="https://docs.oracle.com/javaee/7/api/javax/servlet/http/HttpServletRequest.html#getSession" text:style-name="Internet_20_link" text:visited-style-name="Visited_20_Internet_20_Link">https://docs.oracle.com/javaee/7/api/javax/servlet/http/HttpServletRequest.html#getSession</text:a>()</text:p>
      <text:p text:style-name="P3">[3] <text:a xlink:type="simple" xlink:href="https://docs.oracle.com/javaee/7/api/javax/servlet/http/HttpSession.html" text:style-name="Internet_20_link" text:visited-style-name="Visited_20_Internet_20_Link">https://docs.oracle.com/javaee/7/api/javax/servlet/http/HttpSession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DejaVu Serif" svg:font-family="'DejaVu Serif', Georgia, 'Times New Roman', Times, serif"/>
    <style:font-face style:name="Tahoma" svg:font-family="Tahoma, Verdana, 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2:54:12.549000000</meta:creation-date>
    <dc:date>2017-10-26T13:11:55.262000000</dc:date>
    <meta:editing-duration>PT17M51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12" meta:word-count="140" meta:character-count="1045" meta:non-whitespace-character-count="916"/>
  </office:meta>
</office:document-meta>
</file>